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style:font-name="Verdana" fo:font-size="8pt" fo:language="en" fo:country="US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Verdana" fo:font-size="8pt" fo:language="en" fo:country="US" style:font-size-asian="8pt" style:font-size-complex="8pt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Verdana" fo:font-size="8pt" fo:language="sv" fo:country="SE" fo:font-weight="normal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Verdana" fo:font-size="8pt" fo:language="sv" fo:country="SE" fo:font-weight="bold" style:font-size-asian="8pt" style:font-weight-asian="bold" style:font-size-complex="8pt" style:font-weight-complex="bold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style:font-name="Verdana" fo:font-size="8pt" fo:language="en" fo:country="US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style:font-name="Verdana" fo:font-size="8pt" fo:language="sv" fo:country="SE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style:font-name="Verdana" fo:font-size="8pt" fo:language="sv" fo:country="SE" fo:font-weight="normal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Verdana" fo:font-size="8pt" fo:language="sv" fo:country="SE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Verdana" fo:font-size="8pt" fo:language="sv" fo:country="SE" fo:font-weight="normal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Verdana" fo:font-size="8pt" fo:language="en" fo:country="US" fo:font-weight="bold" style:font-size-asian="8pt" style:font-weight-asian="bold" style:font-size-complex="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sv" fo:country="SE"/>
    </style:style>
    <style:style style:name="T3" style:family="text">
      <style:text-properties fo:language="sv" fo:country="SE" fo:font-weight="bold" style:font-weight-asian="bold" style:font-weight-complex="bold"/>
    </style:style>
    <style:style style:name="T4" style:family="text">
      <style:text-properties fo:language="sv" fo:country="SE" fo:font-weight="normal" style:font-weight-asian="normal" style:font-weight-complex="normal"/>
    </style:style>
    <style:style style:name="T5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REATE</text:p>
      <text:p text:style-name="P2"><text:span text:style-name="T1">mvn archetype:create </text:span>-DgroupId=org.yourcompany.project -DartifactId=application </text:p>
      <text:p text:style-name="P2"/>
      <text:p text:style-name="P2"><text:span text:style-name="T1">mvn archetype:create</text:span> -DgroupId=org.yourcompany.project -DartifactId=application <text:span text:style-name="T1">-DarchetypeArtifactId=maven-archetype-webapp </text:span></text:p>
      <text:p text:style-name="P1"/>
      <text:p text:style-name="P2"><text:span text:style-name="T3">GOALS-(</text:span><text:span text:style-name="T1">configured plugins</text:span><text:span text:style-name="T3">)</text:span><text:span text:style-name="T1">: </text:span><text:span text:style-name="T3">(mvn taskname)</text:span></text:p>
      <text:p text:style-name="P2"><text:span text:style-name="T3">clean </text:span><text:span text:style-name="T4">//delete target</text:span></text:p>
      <text:p text:style-name="P2"><text:span text:style-name="T3">validate</text:span><text:span text:style-name="T4"> </text:span><text:span text:style-name="T3"><text:s/></text:span><text:span text:style-name="T4">//validate project</text:span></text:p>
      <text:p text:style-name="P2"><text:span text:style-name="T3">compile <text:s/></text:span><text:span text:style-name="T4">//stored in target/classes</text:span></text:p>
      <text:p text:style-name="P2"><text:span text:style-name="T3">test <text:s/></text:span><text:span text:style-name="T4">//unit tests</text:span></text:p>
      <text:p text:style-name="P2"><text:span text:style-name="T3">package <text:s/></text:span><text:span text:style-name="T4">//use target/classes</text:span></text:p>
      <text:p text:style-name="P2"><text:span text:style-name="T3">verify <text:s/></text:span><text:span text:style-name="T4">//check package</text:span></text:p>
      <text:p text:style-name="P2"><text:span text:style-name="T3">install <text:s/></text:span><text:span text:style-name="T4">//package into local repository (default <text:tab/>~/.m2/repositry)</text:span></text:p>
      <text:p text:style-name="P2"><text:span text:style-name="T3">deploy </text:span><text:span text:style-name="T4">//copy to remote repository</text:span></text:p>
      <text:p text:style-name="P3"/>
      <text:p text:style-name="P4">RELEASE: (mvn release:cmdname)</text:p>
      <text:p text:style-name="P1"><text:span text:style-name="T2">:prepeare <text:s/></text:span><text:span text:style-name="T4">//info about versions collected</text:span></text:p>
      <text:p text:style-name="P1"><text:span text:style-name="T2">:clean <text:s/></text:span><text:span text:style-name="T4">//rollback to snapshot version</text:span></text:p>
      <text:p text:style-name="P1"><text:span text:style-name="T2">:perform </text:span><text:span text:style-name="T4">// deploy to remote rep and tag</text:span></text:p>
      <text:p text:style-name="P3"/>
      <text:p text:style-name="P4">WEBPROJ TASKS:(mvn war:taskname)</text:p>
      <text:p text:style-name="P1"><text:span text:style-name="T2">:war <text:s/></text:span><text:span text:style-name="T4">//create war file</text:span></text:p>
      <text:p text:style-name="P1"><text:span text:style-name="T2">:inplace <text:s/></text:span><text:span text:style-name="T4">//see doc</text:span></text:p>
      <text:p text:style-name="P1"><text:span text:style-name="T2">:clean <text:s/></text:span><text:span text:style-name="T4">//delete artifacts</text:span></text:p>
      <text:p text:style-name="P3"/>
      <text:p text:style-name="P4">CONFIG:</text:p>
      <text:p text:style-name="P3">&lt;project xmlns=....&gt;</text:p>
      <text:p text:style-name="P5">&lt;<text:span text:style-name="T1">modelVersion</text:span>&gt;4.0.0&lt;/modelVersion&gt;</text:p>
      <text:p text:style-name="P5">&lt;<text:span text:style-name="T1">groupId</text:span>&gt;org.comp.proj&lt;/groupId&gt;</text:p>
      <text:p text:style-name="P5">&lt;<text:span text:style-name="T1">artifactId</text:span>&gt;app&lt;/artifactId&gt;</text:p>
      <text:p text:style-name="P5">&lt;<text:span text:style-name="T1">packaging</text:span>&gt;pom&lt;/packaging&gt;</text:p>
      <text:p text:style-name="P5">&lt;<text:span text:style-name="T1">version</text:span>&gt;1.0-SNAPSHOT&lt;/version&gt;</text:p>
      <text:p text:style-name="P5">&lt;<text:span text:style-name="T1">name</text:span>&gt;app&lt;/name&gt;</text:p>
      <text:p text:style-name="P5">&lt;repositories&gt;<text:span text:style-name="T2">see doc</text:span>&lt;/repositories&gt;</text:p>
      <text:p text:style-name="P5">&lt;<text:span text:style-name="T2">pluginR</text:span>epositories&gt;<text:span text:style-name="T2">see doc</text:span>&lt;/<text:span text:style-name="T2">pluginR</text:span>epositories&gt;</text:p>
      <text:p text:style-name="P7">&lt;scm&gt;see doc&lt;/scm&gt;</text:p>
      <text:p text:style-name="P7">&lt;modules&gt;see doc&lt;/modules&gt;</text:p>
      <text:p text:style-name="P6">&lt;dependencies&gt;grupId artifactId version&lt;/dependencies&gt;</text:p>
      <text:p text:style-name="P7"><text:span text:style-name="T1">&lt;build&gt;</text:span>(override defaults)<text:span text:style-name="T1">&lt;/build&gt;</text:span></text:p>
      <text:p text:style-name="P3">&lt;/project&gt;</text:p>
      <text:p text:style-name="P3"/>
      <text:p text:style-name="P4">&lt;dependencies&gt; &lt;scope&gt;: </text:p>
      <text:p text:style-name="P3">compile: default, artifacts available everywhere</text:p>
      <text:p text:style-name="P3">provided: similar to compile</text:p>
      <text:p text:style-name="P3">runtime: needed for execution</text:p>
      <text:p text:style-name="P3">test: only available for test</text:p>
      <text:p text:style-name="P3">system: you specify path, do not use it!</text:p>
      <text:p text:style-name="P3">import: advanced, see doc</text:p>
      <text:p text:style-name="P3"/>
      <text:p text:style-name="P3"/>
      <text:p text:style-name="P3"><text:span text:style-name="T1">override plugins </text:span>(compile for ex):</text:p>
      <text:p text:style-name="P3"><text:span text:style-name="T1">&lt;build&gt;</text:span>&lt;plugins&gt;&lt;plugin&gt;&lt;groupId&gt;..&lt;artifactId&gt;<text:span text:style-name="T1">maven-compiler-plugin </text:span>&lt;version&gt;..&lt;configuration&gt;&lt;source&gt;<text:span text:style-name="T1">1.7</text:span>&lt;target&gt;<text:span text:style-name="T1">1.7</text:span></text:p>
      <text:p text:style-name="P3">other plugins <text:span text:style-name="T5">can be overr</text:span>idden<text:span text:style-name="T5">, see do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332cm" fo:margin-bottom="0.554cm" fo:margin-left="0.42cm" fo:margin-right="0.245cm" style:shadow="none" style:writing-mode="lr-tb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rhan mekic</meta:initial-creator>
    <meta:creation-date>2016-07-12T16:52:12.79</meta:creation-date>
    <dc:date>2016-08-01T20:52:58.57</dc:date>
    <dc:creator>orhan mekic</dc:creator>
    <meta:editing-duration>P8DT23H43M20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1" meta:paragraph-count="45" meta:word-count="148" meta:character-count="1592"/>
  </office:meta>
</office:document-meta>
</file>